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fill-hatch-solid="false" draw:textarea-horizontal-align="justify" draw:textarea-vertical-align="middle" draw:auto-grow-height="false"/>
    </style:style>
    <style:style style:name="gr8" style:family="graphic" style:parent-style-name="measure">
      <style:graphic-properties svg:stroke-width="0.05cm" draw:marker-start-width="0.375cm" draw:marker-end-width="0.375cm" draw:textarea-horizontal-align="center" draw:textarea-vertical-align="middle" draw:guide-overhang="0.8cm"/>
    </style:style>
    <style:style style:name="gr9" style:family="graphic" style:parent-style-name="measure">
      <style:graphic-properties svg:stroke-width="0.05cm" draw:marker-start-width="0.38cm" draw:marker-end-width="0.38cm" draw:textarea-horizontal-align="center" draw:textarea-vertical-align="middle" draw:guide-overhang="0.8cm"/>
    </style:style>
    <style:style style:name="gr10" style:family="graphic" style:parent-style-name="measure">
      <style:graphic-properties svg:stroke-width="0.05cm" draw:marker-start-width="0.38cm" draw:marker-end-width="0.38cm" draw:textarea-horizontal-align="center" draw:textarea-vertical-align="middle" draw:line-distance="0.888cm" draw:guide-overhang="0.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text-position="sub 64%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64%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2.663cm" svg:x="1cm" svg:y="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8.252cm" svg:x="1cm" svg:y="4.08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8.252cm" svg:x="1cm" svg:y="12.78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8.252cm" svg:x="1cm" svg:y="21.48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94cm" svg:height="1.015cm" svg:x="3.984cm" svg:y="14.368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97cm" svg:height="1.102cm" svg:x="3.925cm" svg:y="14.334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02cm" svg:height="1.2cm" svg:x="1.65cm" svg:y="5.454cm">
          <draw:text-box>
            <text:p text:style-name="P2">PE<text:span text:style-name="T1">p</text:span><text:span text:style-name="T2"> 1</text:span></text:p>
          </draw:text-box>
        </draw:frame>
        <draw:custom-shape draw:style-name="gr2" draw:text-style-name="P1" draw:layer="layout" svg:width="0.044cm" svg:height="1.015cm" svg:x="3.984cm" svg:y="1.755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4" draw:layer="layout" svg:width="2.102cm" svg:height="1.2cm" svg:x="1.65cm" svg:y="1.755cm">
          <draw:text-box>
            <text:p text:style-name="P2">PE<text:span text:style-name="T1">p</text:span><text:span text:style-name="T2"> 0</text:span></text:p>
          </draw:text-box>
        </draw:frame>
        <draw:frame draw:style-name="gr4" draw:layer="layout" svg:width="2.102cm" svg:height="1.2cm" svg:x="1.65cm" svg:y="14.354cm">
          <draw:text-box>
            <text:p text:style-name="P2">PE<text:span text:style-name="T1">p</text:span><text:span text:style-name="T2"> 2</text:span></text:p>
          </draw:text-box>
        </draw:frame>
        <draw:custom-shape draw:style-name="gr2" draw:text-style-name="P1" draw:layer="layout" svg:width="23.823cm" svg:height="1.015cm" svg:x="4.09cm" svg:y="22.268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02cm" svg:height="1.2cm" svg:x="1.65cm" svg:y="22.054cm">
          <draw:text-box>
            <text:p text:style-name="P2">PE<text:span text:style-name="T1">p</text:span><text:span text:style-name="T2"> 3</text:span></text:p>
          </draw:text-box>
        </draw:frame>
        <draw:custom-shape draw:style-name="gr5" draw:text-style-name="P1" draw:layer="layout" svg:width="5.956cm" svg:height="1.103cm" svg:x="4.025cm" svg:y="5.542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7cm" svg:height="1.2cm" svg:x="5.651cm" svg:y="5.578cm">
          <draw:text-box>
            <text:p text:style-name="P2">PE<text:span text:style-name="T3">C</text:span><text:span text:style-name="T2"> 0</text:span></text:p>
          </draw:text-box>
        </draw:frame>
        <draw:frame draw:style-name="gr4" draw:layer="layout" svg:width="2.17cm" svg:height="1.2cm" svg:x="5.551cm" svg:y="14.366cm">
          <draw:text-box>
            <text:p text:style-name="P2">PE<text:span text:style-name="T3">C</text:span><text:span text:style-name="T2"> 2</text:span></text:p>
          </draw:text-box>
        </draw:frame>
        <draw:custom-shape draw:style-name="gr5" draw:text-style-name="P1" draw:layer="layout" svg:width="5.934cm" svg:height="1.103cm" svg:x="4.08cm" svg:y="22.211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34cm" svg:height="1.103cm" svg:x="9.945cm" svg:y="22.211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7cm" svg:height="1.2cm" svg:x="5.651cm" svg:y="22.254cm">
          <draw:text-box>
            <text:p text:style-name="P2">PE<text:span text:style-name="T3">C</text:span><text:span text:style-name="T2"> 0</text:span></text:p>
          </draw:text-box>
        </draw:frame>
        <draw:frame draw:style-name="gr4" draw:layer="layout" svg:width="2.17cm" svg:height="1.2cm" svg:x="11.951cm" svg:y="22.254cm">
          <draw:text-box>
            <text:p text:style-name="P2">PE<text:span text:style-name="T3">C</text:span><text:span text:style-name="T2"> 1</text:span></text:p>
          </draw:text-box>
        </draw:frame>
        <draw:custom-shape draw:style-name="gr3" draw:text-style-name="P1" draw:layer="layout" svg:width="5.973cm" svg:height="1.102cm" svg:x="15.917cm" svg:y="22.211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44cm" svg:height="1.102cm" svg:x="21.871cm" svg:y="22.211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7cm" svg:height="1.2cm" svg:x="17.951cm" svg:y="22.254cm">
          <draw:text-box>
            <text:p text:style-name="P2">PE<text:span text:style-name="T3">C</text:span><text:span text:style-name="T2"> 2</text:span></text:p>
          </draw:text-box>
        </draw:frame>
        <draw:measure draw:style-name="gr8" draw:text-style-name="P3" draw:layer="measurelines" svg:x1="4.101cm" svg:y1="25.354cm" svg:x2="9.966cm" svg:y2="25.354cm">
          <text:p text:style-name="P3">&amp;C-&gt;buf(0)-&gt;BufLen</text:p>
        </draw:measure>
        <draw:measure draw:style-name="gr9" draw:text-style-name="P3" draw:layer="layout" svg:x1="9.902cm" svg:y1="25.354cm" svg:x2="15.767cm" svg:y2="25.354cm">
          <text:p text:style-name="P3">&amp;C-&gt;buf(1)-&gt;BufLen</text:p>
        </draw:measure>
        <draw:measure draw:style-name="gr9" draw:text-style-name="P3" draw:layer="layout" svg:x1="15.803cm" svg:y1="25.354cm" svg:x2="28.002cm" svg:y2="25.333cm">
          <text:p text:style-name="P3">&amp;C-&gt;buf(2)-&gt;BufLen</text:p>
        </draw:measure>
        <draw:frame draw:style-name="gr4" draw:text-style-name="P4" draw:layer="layout" svg:width="4.011cm" svg:height="0.78cm" svg:x="2.26cm" svg:y="25.442cm">
          <draw:text-box>
            <text:p text:style-name="P2"><text:span text:style-name="T4">&amp;C-&gt;buf(0)-&gt;Index</text:span></text:p>
          </draw:text-box>
        </draw:frame>
        <draw:frame draw:style-name="gr4" draw:text-style-name="P4" draw:layer="layout" svg:width="4.011cm" svg:height="0.78cm" svg:x="13.961cm" svg:y="25.442cm">
          <draw:text-box>
            <text:p text:style-name="P2"><text:span text:style-name="T4">&amp;C-&gt;buf(2)-&gt;Index</text:span></text:p>
          </draw:text-box>
        </draw:frame>
        <draw:frame draw:style-name="gr4" draw:text-style-name="P4" draw:layer="layout" svg:width="4.011cm" svg:height="0.78cm" svg:x="8.061cm" svg:y="25.442cm">
          <draw:text-box>
            <text:p text:style-name="P2"><text:span text:style-name="T4">&amp;C-&gt;buf(1)-&gt;Index</text:span></text:p>
          </draw:text-box>
        </draw:frame>
        <draw:measure draw:style-name="gr10" draw:text-style-name="P3" draw:layer="measurelines" svg:x1="4.014cm" svg:y1="28.382cm" svg:x2="28.003cm" svg:y2="28.38cm">
          <text:p text:style-name="P3">&amp;C-&gt;TotalBufferSize</text:p>
        </draw:measure>
        <draw:measure draw:style-name="gr8" draw:text-style-name="P3" draw:layer="layout" svg:x1="4.002cm" svg:y1="17.154cm" svg:x2="9.867cm" svg:y2="17.154cm">
          <text:p text:style-name="P3">&amp;C-&gt;buf(2)-&gt;BufLen</text:p>
        </draw:measure>
        <draw:frame draw:style-name="gr4" draw:text-style-name="P4" draw:layer="layout" svg:width="4.011cm" svg:height="0.78cm" svg:x="1.962cm" svg:y="17.142cm">
          <draw:text-box>
            <text:p text:style-name="P2"><text:span text:style-name="T4">&amp;C-&gt;buf(2)-&gt;Index</text:span></text:p>
          </draw:text-box>
        </draw:frame>
        <draw:measure draw:style-name="gr10" draw:text-style-name="P3" draw:layer="layout" svg:x1="4.012cm" svg:y1="19.966cm" svg:x2="9.825cm" svg:y2="19.966cm">
          <text:p text:style-name="P3">&amp;C-&gt;TotalBufferSize</text:p>
        </draw:measure>
        <draw:measure draw:style-name="gr8" draw:text-style-name="P3" draw:layer="layout" svg:x1="4.102cm" svg:y1="8.555cm" svg:x2="9.967cm" svg:y2="8.555cm">
          <text:p text:style-name="P3">&amp;C-&gt;buf(0)-&gt;BufLen</text:p>
        </draw:measure>
        <draw:measure draw:style-name="gr9" draw:text-style-name="P3" draw:layer="layout" svg:x1="9.903cm" svg:y1="8.555cm" svg:x2="15.768cm" svg:y2="8.555cm">
          <text:p text:style-name="P3">&amp;C-&gt;buf(1)-&gt;BufLen</text:p>
        </draw:measure>
        <draw:frame draw:style-name="gr4" draw:text-style-name="P4" draw:layer="layout" svg:width="4.011cm" svg:height="0.78cm" svg:x="2.261cm" svg:y="8.443cm">
          <draw:text-box>
            <text:p text:style-name="P2"><text:span text:style-name="T4">&amp;C-&gt;buf(0)-&gt;Index</text:span></text:p>
          </draw:text-box>
        </draw:frame>
        <draw:frame draw:style-name="gr4" draw:text-style-name="P4" draw:layer="layout" svg:width="4.011cm" svg:height="0.78cm" svg:x="8.062cm" svg:y="8.543cm">
          <draw:text-box>
            <text:p text:style-name="P2"><text:span text:style-name="T4">&amp;C-&gt;buf(1)-&gt;Index</text:span></text:p>
          </draw:text-box>
        </draw:frame>
        <draw:measure draw:style-name="gr10" draw:text-style-name="P3" draw:layer="layout" svg:x1="4.005cm" svg:y1="11.323cm" svg:x2="15.73cm" svg:y2="11.322cm">
          <text:p text:style-name="P3">&amp;C-&gt;TotalBufferSize</text:p>
        </draw:measure>
        <draw:custom-shape draw:style-name="gr6" draw:text-style-name="P1" draw:layer="layout" svg:width="5.934cm" svg:height="1.103cm" svg:x="9.945cm" svg:y="5.542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17cm" svg:height="1.2cm" svg:x="11.951cm" svg:y="5.546cm">
          <draw:text-box>
            <text:p text:style-name="P2">PE<text:span text:style-name="T3">C</text:span><text:span text:style-name="T2"> 1</text:span></text:p>
          </draw:text-box>
        </draw:frame>
        <draw:frame draw:style-name="gr4" draw:layer="layout" svg:width="2.17cm" svg:height="1.2cm" svg:x="23.851cm" svg:y="22.254cm">
          <draw:text-box>
            <text:p text:style-name="P2">PE<text:span text:style-name="T3">C</text:span><text:span text:style-name="T2">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0-06-15T11:11:15</meta:creation-date>
    <dc:date>2016-04-08T15:43:00.795642517</dc:date>
    <meta:editing-cycles>14</meta:editing-cycles>
    <meta:editing-duration>PT1H34M56S</meta:editing-duration>
    <dc:creator>kerkweg 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